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Topic</text:p>
          </table:table-cell>
        </table:table-row>
        <table:table-row>
          <table:table-cell table:style-name="Tabla1.A2" office:value-type="string">
            <text:p text:style-name="Table_20_Contents">-topic : string</text:p>
            <text:p text:style-name="Table_20_Contents">-answers : array de 10 elementos unsigned</text:p>
            <text:p text:style-name="Table_20_Contents">-media : double</text:p>
          </table:table-cell>
        </table:table-row>
        <table:table-row>
          <table:table-cell table:style-name="Tabla1.A2" office:value-type="string">
            <text:p text:style-name="Table_20_Contents">+setTopic( cadena : string) : void</text:p>
            <text:p text:style-name="Table_20_Contents">+getTopic() : string</text:p>
            <text:p text:style-name="Table_20_Contents">+setAnswer(in : unsigned) : void</text:p>
            <text:p text:style-name="Table_20_Contents">+getAnswer(indice : unsigned) : unsigned </text:p>
            <text:p text:style-name="Table_20_Contents">+setMedia(unsigned : total) : void</text:p>
            <text:p text:style-name="Table_20_Contents">+getMedia() : double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Votaciones</text:p>
          </table:table-cell>
        </table:table-row>
        <table:table-row>
          <table:table-cell table:style-name="Tabla2.A2" office:value-type="string">
            <text:p text:style-name="Table_20_Contents">-question : array de 5 elementos Topic</text:p>
            <text:p text:style-name="Table_20_Contents">-total : unsigned</text:p>
            <text:p text:style-name="Table_20_Contents">-mayor : puntero a Topic</text:p>
            <text:p text:style-name="Table_20_Contents">-menor : puntero a Topic</text:p>
          </table:table-cell>
        </table:table-row>
        <table:table-row>
          <table:table-cell table:style-name="Tabla2.A2" office:value-type="string">
            <text:p text:style-name="Table_20_Contents">+setQuestions( newTopics : array de 5 elementos string) : void</text:p>
            <text:p text:style-name="Table_20_Contents">+askQuestions() : void</text:p>
            <text:p text:style-name="Table_20_Contents">+showElections() : void </text:p>
            <text:p text:style-name="Table_20_Contents">+setTotal(newTotal : unsigned) : void</text:p>
            <text:p text:style-name="Table_20_Contents">+getTotal() : unsigned</text:p>
            <text:p text:style-name="Table_20_Contents">-setMedias() : void</text:p>
            <text:p text:style-name="Table_20_Contents">-setMayor() : void</text:p>
            <text:p text:style-name="Table_20_Contents">-setMenor() : void</text:p>
            <text:p text:style-name="Table_20_Contents">-showMayor() : void</text:p>
            <text:p text:style-name="Table_20_Contents">-showMenor() : void</text:p>
            <text:p text:style-name="Table_20_Contents">-showTable() : vo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3M34S</meta:editing-duration>
    <meta:editing-cycles>7</meta:editing-cycles>
    <meta:generator>OpenOffice/4.1.7$Win32 OpenOffice.org_project/417m1$Build-9800</meta:generator>
    <dc:date>2020-08-17T23:21:45.15</dc:date>
    <meta:document-statistic meta:table-count="2" meta:image-count="0" meta:object-count="0" meta:page-count="1" meta:paragraph-count="26" meta:word-count="104" meta:character-count="649"/>
    <meta:user-defined meta:name="Info 1"/>
    <meta:user-defined meta:name="Info 2"/>
    <meta:user-defined meta:name="Info 3"/>
    <meta:user-defined meta:name="Info 4"/>
  </office:meta>
</office:document-meta>
</file>